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30000021EB0D13221.png" manifest:media-type="image/png"/>
  <manifest:file-entry manifest:full-path="Pictures/1000000000000294000000EB27262EF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2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cm" svg:stroke-color="#ff0000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9933ff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ff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00ff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00cc00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999999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999999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2cm" svg:stroke-color="#000000" draw:marker-end="Arrow" draw:marker-end-width="0.6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87cm" fo:min-width="3.452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size="20pt" style:font-size-asian="20pt" style:font-size-complex="20pt"/>
    </style:style>
    <style:style style:name="T1" style:family="text">
      <style:text-properties style:font-name="Comic Sans M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7cm" svg:height="0.7cm" svg:x="4.7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7cm" svg:height="0.7cm" svg:x="1.3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0.7cm" svg:height="0.7cm" svg:x="5.9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7cm" svg:height="0.7cm" svg:x="2.5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8cm" svg:height="0.7cm" svg:x="1.3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cm" svg:height="0.7cm" svg:x="5.9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0.7cm" svg:height="0.7cm" svg:x="7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7cm" svg:height="0.7cm" svg:x="20.9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7cm" svg:height="0.7cm" svg:x="21.2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7cm" svg:height="0.7cm" svg:x="20.6cm" svg:y="7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7cm" svg:height="0.7cm" svg:x="20.5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7cm" svg:height="0.7cm" svg:x="20.5cm" svg:y="6.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7.687cm" svg:height="6.297cm" svg:x="13.3cm" svg:y="4.803cm">
          <draw:image xlink:href="Pictures/1000000000000294000000EB27262EF6.jpg" xlink:type="simple" xlink:show="embed" xlink:actuate="onLoad">
            <text:p/>
          </draw:image>
        </draw:frame>
        <draw:frame draw:style-name="gr3" draw:text-style-name="P1" draw:layer="layout" svg:width="11.5cm" svg:height="7.919cm" svg:x="1.1cm" svg:y="4.081cm">
          <draw:image xlink:href="Pictures/10000201000003130000021EB0D13221.png" xlink:type="simple" xlink:show="embed" xlink:actuate="onLoad">
            <text:p/>
          </draw:image>
        </draw:frame>
        <draw:connector draw:style-name="gr4" draw:text-style-name="P1" draw:layer="layout" draw:line-skew="-2.45cm" svg:x1="21.25cm" svg:y1="6.7cm" svg:x2="6.25cm" svg:y2="4.2cm" draw:start-shape="id1" draw:start-glue-point="0" draw:end-shape="id2" draw:end-glue-point="0" svg:d="M21250 6700v-5500h-15000v3000" svg:viewBox="0 0 15001 5501">
          <text:p/>
        </draw:connector>
        <draw:connector draw:style-name="gr5" draw:text-style-name="P1" draw:layer="layout" draw:line-skew="6.2cm 1.45cm" svg:x1="20.5cm" svg:y1="6.75cm" svg:x2="5.05cm" svg:y2="11.8cm" draw:start-shape="id3" draw:start-glue-point="3" draw:end-shape="id4" draw:end-glue-point="2" svg:d="M20500 6750h-1350v7050h-14100v-2000" svg:viewBox="0 0 15451 7051">
          <text:p/>
        </draw:connector>
        <draw:connector draw:style-name="gr6" draw:text-style-name="P1" draw:layer="layout" svg:x1="17.43cm" svg:y1="2.282cm" svg:x2="1.7cm" svg:y2="4.2cm" draw:start-shape="id5" draw:start-glue-point="3" draw:end-shape="id6" draw:end-glue-point="0" svg:d="M17430 2282h-15730v1918" svg:viewBox="0 0 15731 1919">
          <text:p/>
        </draw:connector>
        <draw:connector draw:style-name="gr7" draw:text-style-name="P1" xml:id="id5" draw:id="id5" draw:layer="layout" draw:line-skew="1.86cm" svg:x1="21.2cm" svg:y1="7.35cm" svg:x2="17.43cm" svg:y2="2.282cm" draw:start-shape="id7" draw:start-glue-point="3" svg:d="M21200 7350h-300v-5068h-3470" svg:viewBox="0 0 3771 5069">
          <text:p/>
        </draw:connector>
        <draw:connector draw:style-name="gr8" draw:text-style-name="P1" draw:layer="layout" draw:line-skew="0.25cm" svg:x1="21.3cm" svg:y1="7.95cm" svg:x2="2.85cm" svg:y2="4.2cm" draw:start-shape="id8" draw:start-glue-point="1" draw:end-shape="id9" draw:end-glue-point="0" svg:d="M21300 7950h800v-4300h-19250v550" svg:viewBox="0 0 19251 4301">
          <text:p/>
        </draw:connector>
        <draw:connector draw:style-name="gr9" draw:text-style-name="P1" draw:layer="layout" svg:x1="16.591cm" svg:y1="14.692cm" svg:x2="1.65cm" svg:y2="11.8cm" draw:start-shape="id10" draw:start-glue-point="3" draw:end-shape="id11" draw:end-glue-point="2" svg:d="M16591 14692h-14941v-2892" svg:viewBox="0 0 14942 2893">
          <text:p/>
        </draw:connector>
        <draw:connector draw:style-name="gr10" draw:text-style-name="P1" xml:id="id10" draw:id="id10" draw:layer="layout" draw:line-skew="1.479cm" svg:x1="20.5cm" svg:y1="8.55cm" svg:x2="16.591cm" svg:y2="14.692cm" draw:start-shape="id12" draw:start-glue-point="3" svg:d="M20500 8550h-750v6142h-3159" svg:viewBox="0 0 3910 6143">
          <text:p/>
        </draw:connector>
        <draw:line draw:style-name="gr11" draw:text-style-name="P1" draw:layer="layout" svg:x1="20.1cm" svg:y1="4.9cm" svg:x2="18.2cm" svg:y2="4.9cm">
          <text:p/>
        </draw:line>
        <draw:frame draw:style-name="gr12" draw:text-style-name="P2" draw:layer="layout" svg:width="4.152cm" svg:height="1.437cm" svg:x="16.409cm" svg:y="3.369cm">
          <draw:text-box>
            <text:p><text:span text:style-name="T1">Label Side</text:span></text:p>
          </draw:text-box>
        </draw:frame>
        <draw:connector draw:style-name="gr4" draw:text-style-name="P1" draw:layer="layout" svg:x1="6.25cm" svg:y1="11.1cm" svg:x2="6.25cm" svg:y2="4.9cm" draw:start-shape="id13" draw:start-glue-point="0" draw:end-shape="id2" draw:end-glue-point="2" svg:d="M6250 11100v-6200" svg:viewBox="0 0 1 6201">
          <text:p/>
        </draw:connector>
        <draw:connector draw:style-name="gr9" draw:text-style-name="P1" draw:layer="layout" svg:x1="1.65cm" svg:y1="11.1cm" svg:x2="7.35cm" svg:y2="4.9cm" draw:start-shape="id11" draw:start-glue-point="0" draw:end-shape="id14" draw:end-glue-point="2" svg:d="M1650 11100v-3100h5700v-3100" svg:viewBox="0 0 5701 6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2:00:32.645481486</meta:creation-date>
    <dc:date>2015-03-25T16:21:33.244664277</dc:date>
    <meta:editing-duration>PT47M27S</meta:editing-duration>
    <meta:editing-cycles>40</meta:editing-cycles>
    <meta:generator>LibreOffice/4.3.3.2$Linux_X86_64 LibreOffice_project/430m0$Build-2</meta:generator>
    <meta:document-statistic meta:object-count="25"/>
  </office:meta>
</office:document-meta>
</file>